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487d" officeooo:paragraph-rsid="0017487d"/>
    </style:style>
    <style:style style:name="P2" style:family="paragraph" style:parent-style-name="Text_20_body" style:list-style-name="L1">
      <style:text-properties officeooo:rsid="0017487d" officeooo:paragraph-rsid="0017487d"/>
    </style:style>
    <style:style style:name="P3" style:family="paragraph" style:parent-style-name="Text_20_body">
      <style:text-properties officeooo:paragraph-rsid="0017487d"/>
    </style:style>
    <style:style style:name="P4" style:family="paragraph" style:parent-style-name="Heading_20_1">
      <style:text-properties officeooo:paragraph-rsid="0017487d"/>
    </style:style>
    <style:style style:name="T1" style:family="text">
      <style:text-properties officeooo:rsid="001748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LookupComboEditBox</text:h>
      <text:p text:style-name="P1">TIBLookupComboEditBox is a TDBLookupComboBox descendent that implements "autocomplete" of typed in text and "autoinsert" of new entries. </text:p>
      <text:list xml:id="list861596526909755467" text:style-name="L1">
        <text:list-item>
          <text:p text:style-name="P2">Autocomplete uses SQL manipulation <text:s/>to revise the available list and restrict it to items that are prefixed by the typed text (either case sensitive or case insenstive). </text:p>
        </text:list-item>
        <text:list-item>
          <text:p text:style-name="P2">Autoinsert allows a <text:s/>newly typed entry to be added to the list dataset and included in the available <text:s/>list items.</text:p>
        </text:list-item>
      </text:list>
      <text:p text:style-name="P1">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1">Auto-insert normally uses the list dataset's insert query to add a new row and depends upon the dataset's “After Insert” event handler to set the other fields of the row to appropriate values and/or the generator assigned to the dataset.</text:p>
      <text:h text:style-name="P4" text:outline-level="1">TIBLookupComboEditBox <text:span text:style-name="T1">Example</text:span></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4T16:17:27.868951476</meta:creation-date>
    <dc:date>2015-02-24T16:29:54.489765075</dc:date>
    <dc:creator>Tony Whyman</dc:creator>
    <meta:editing-duration>PT11M20S</meta:editing-duration>
    <meta:editing-cycles>2</meta:editing-cycles>
    <meta:generator>LibreOffice/4.2.7.2$Linux_X86_64 LibreOffice_project/420m0$Build-2</meta:generator>
    <meta:document-statistic meta:table-count="0" meta:image-count="0" meta:object-count="0" meta:page-count="1" meta:paragraph-count="7" meta:word-count="155" meta:character-count="1022" meta:non-whitespace-character-count="871"/>
  </office:meta>
</office:document-meta>
</file>